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MU Concrete" svg:font-family="'CMU Concret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style:font-name="CMU Concrete" fo:font-size="14pt" officeooo:rsid="001790d2" officeooo:paragraph-rsid="001790d2" style:font-size-asian="14pt" style:font-size-complex="14pt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74pt solid #000000" style:join-border="false"/>
      <style:text-properties fo:color="#cccccc" loext:opacity="100%" style:font-name="CMU Concrete" fo:font-size="14pt" officeooo:rsid="001790d2" officeooo:paragraph-rsid="001790d2" style:font-size-asian="14pt" style:font-size-complex="14pt"/>
    </style:style>
    <style:style style:name="T1" style:family="text">
      <style:text-properties fo:color="#cccccc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b c d e f g h i j k l m n o p q r s t u v w x y z</text:span>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A B C D E F G H I J K L M N O P Q R S T U V W X Y Z</text:p>
      <text:p text:style-name="P2">The quick brown fox jumps over the lazy dog</text:p>
      <text:p text:style-name="P2">The quick brown fox jumps over the lazy dog</text:p>
      <text:p text:style-name="P2">Today when I walked into my economics class I saw something I </text:p>
      <text:p text:style-name="P2">dread every time I close my eyes. Someone had brought their new</text:p>
      <text:p text:style-name="P2">gaming laptop to class. The Forklift he used to bring it was still</text:p>
      <text:p text:style-name="P2">running idle at the back. I started sweating as I sat down and</text:p>
      <text:p text:style-name="P2">gazed over at the 700lb beast that was his laptop. He had already </text:p>
      <text:p text:style-name="P2">reinforced his desk with steel support beams and was in the</text:p>
      <text:p text:style-name="P2">process of finding an outlet for a power cable thicker than Amy </text:p>
      <text:p text:style-name="P2">Schumer's thigh. I start shaking. I keep telling myself I'm going </text:p>
      <text:p text:style-name="P2">to be alright and that there's nothing to worry about. He somehow </text:p>
      <text:p text:style-name="P2">finds a fucking outlet. Tears are running down my cheeks as I send </text:p>
      <text:p text:style-name="P2">my last texts to my family saying I love them. The teacher starts </text:p>
      <text:p text:style-name="P2">the lecture, and the student turns his laptop on. The colored </text:p>
      <text:p text:style-name="P2">lights on his RGB Backlit keyboard flare to life like a nuclear </text:p>
      <text:p text:style-name="P2">flash, and a deep humming fills my ears and shakes my very soul. </text:p>
      <text:p text:style-name="P2">The entire city power grid goes dark. The classroom begins to </text:p>
      <text:p text:style-name="P2"><text:soft-page-break/>shake as the massive fans begin to spin. In mere seconds my world </text:p>
      <text:p text:style-name="P2">has gone from vibrant life, to a dark, earth shattering void where </text:p>
      <text:p text:style-name="P2">my body is getting torn apart by the 150mph gale force winds and </text:p>
      <text:p text:style-name="P2">the 500 decibel groan of the cooling fans. As my body finally </text:p>
      <text:p text:style-name="P2">surrenders, I weep, as my school and my city go under. I fucking </text:p>
      <text:p text:style-name="P2">hate gaming laptop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MU Concrete" svg:font-family="'CMU Concret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9T19:17:08.617118441</meta:creation-date>
    <meta:print-date>2025-06-08T18:55:21.673752140</meta:print-date>
    <dc:date>2025-06-08T19:03:16.502056156</dc:date>
    <meta:editing-duration>PT11M48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41" meta:word-count="734" meta:character-count="2310" meta:non-whitespace-character-count="1600"/>
  </office:meta>
</office:document-meta>
</file>